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21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26.887cm"/>
    </style:style>
    <style:style style:name="co6" style:family="table-column">
      <style:table-column-properties fo:break-before="auto" style:column-width="7.975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2.1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9.767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3.387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1.094cm"/>
    </style:style>
    <style:style style:name="co15" style:family="table-column">
      <style:table-column-properties fo:break-before="auto" style:column-width="11.538cm"/>
    </style:style>
    <style:style style:name="co16" style:family="table-column">
      <style:table-column-properties fo:break-before="auto" style:column-width="21.2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PageStyle_5f_Info">
      <style:table-properties table:display="true" style:writing-mode="lr-tb"/>
    </style:style>
    <style:style style:name="ta4" style:family="table" style:master-page-name="PageStyle_5f_Parsi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08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Increment (I)</text:p>
          </table:table-cell>
          <table:table-cell table:style-name="ce5" office:value-type="string" calcext:value-type="string">
            <text:p>G = ln I/ln N</text:p>
          </table:table-cell>
          <table:table-cell table:style-name="ce5"/>
          <table:table-cell office:value-type="string" calcext:value-type="string">
            <text:p>Method (standard parenthesis notation)</text:p>
          </table:table-cell>
          <table:table-cell office:value-type="string" calcext:value-type="string">
            <text:p>Raw method (program output)</text:p>
          </table:table-cell>
          <table:table-cell office:value-type="string" calcext:value-type="string">
            <text:p>Sur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,000000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,380000</text:p>
          </table:table-cell>
          <table:table-cell table:formula="of:=LOG10([.B3])/LOG10([.A3])" office:value-type="float" office:value="0.464668267003444" calcext:value-type="float">
            <text:p>0,46466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,668200</text:p>
          </table:table-cell>
          <table:table-cell table:formula="of:=LOG10([.B4])/LOG10([.A4])" office:value-type="float" office:value="0.465810555829284" calcext:value-type="float">
            <text:p>0,46581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,924698</text:p>
          </table:table-cell>
          <table:table-cell table:formula="of:=LOG10([.B5])/LOG10([.A5])" office:value-type="float" office:value="0.472316046778462" calcext:value-type="float">
            <text:p>0,47231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,158016</text:p>
          </table:table-cell>
          <table:table-cell table:formula="of:=LOG10([.B6])/LOG10([.A6])" office:value-type="float" office:value="0.477924171624376" calcext:value-type="float">
            <text:p>0,47792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,383734</text:p>
          </table:table-cell>
          <table:table-cell table:formula="of:=LOG10([.B7])/LOG10([.A7])" office:value-type="float" office:value="0.484812934277918" calcext:value-type="float">
            <text:p>0,48481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,584623</text:p>
          </table:table-cell>
          <table:table-cell table:formula="of:=LOG10([.B8])/LOG10([.A8])" office:value-type="float" office:value="0.487987411131417" calcext:value-type="float">
            <text:p>0,487987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,763415</text:p>
          </table:table-cell>
          <table:table-cell table:formula="of:=LOG10([.B9])/LOG10([.A9])" office:value-type="float" office:value="0.488817412438722" calcext:value-type="float">
            <text:p>0,488817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,922539</text:p>
          </table:table-cell>
          <table:table-cell table:formula="of:=LOG10([.B10])/LOG10([.A10])" office:value-type="float" office:value="0.488094284979424" calcext:value-type="float">
            <text:p>0,488094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,066639</text:p>
          </table:table-cell>
          <table:table-cell table:formula="of:=LOG10([.B11])/LOG10([.A11])" office:value-type="float" office:value="0.486662654516697" calcext:value-type="float">
            <text:p>0,48666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,226669</text:p>
          </table:table-cell>
          <table:table-cell table:formula="of:=LOG10([.B12])/LOG10([.A12])" office:value-type="float" office:value="0.488532734956984" calcext:value-type="float">
            <text:p>0,48853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,384005</text:p>
          </table:table-cell>
          <table:table-cell table:formula="of:=LOG10([.B13])/LOG10([.A13])" office:value-type="float" office:value="0.490585801035327" calcext:value-type="float">
            <text:p>0,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office:value-type="string" calcext:value-type="string">
            <text:p>8 0 4 3 5 6 2 10 9 1 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,524035</text:p>
          </table:table-cell>
          <table:table-cell table:formula="of:=LOG10([.B14])/LOG10([.A14])" office:value-type="float" office:value="0.491084409232463" calcext:value-type="float">
            <text:p>0,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office:value-type="string" calcext:value-type="string">
            <text:p>0 1 2 3 4 5 7 6 9 11 10 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,650843</text:p>
          </table:table-cell>
          <table:table-cell table:formula="of:=LOG10([.B15])/LOG10([.A15])" office:value-type="float" office:value="0.490689643343366" calcext:value-type="float">
            <text:p>0,49068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,777651</text:p>
          </table:table-cell>
          <table:table-cell table:formula="of:=LOG10([.B16])/LOG10([.A16])" office:value-type="float" office:value="0.490796805521678" calcext:value-type="float">
            <text:p>0,490796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,902277</text:p>
          </table:table-cell>
          <table:table-cell table:formula="of:=LOG10([.B17])/LOG10([.A17])" office:value-type="float" office:value="0.491079047532763" calcext:value-type="float">
            <text:p>0,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,015136</text:p>
          </table:table-cell>
          <table:table-cell table:formula="of:=LOG10([.B18])/LOG10([.A18])" office:value-type="float" office:value="0.490634149637058" calcext:value-type="float">
            <text:p>0,49063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,127995</text:p>
          </table:table-cell>
          <table:table-cell table:formula="of:=LOG10([.B19])/LOG10([.A19])" office:value-type="float" office:value="0.49052230498204" calcext:value-type="float">
            <text:p>0,49052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,239586</text:p>
          </table:table-cell>
          <table:table-cell table:formula="of:=LOG10([.B20])/LOG10([.A20])" office:value-type="float" office:value="0.490574141012123" calcext:value-type="float">
            <text:p>0,49057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,350503</text:p>
          </table:table-cell>
          <table:table-cell table:formula="of:=LOG10([.B21])/LOG10([.A21])" office:value-type="float" office:value="0.490795350298554" calcext:value-type="float">
            <text:p>0,49079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,450948</text:p>
          </table:table-cell>
          <table:table-cell table:formula="of:=LOG10([.B22])/LOG10([.A22])" office:value-type="float" office:value="0.490427361840713" calcext:value-type="float">
            <text:p>0,49042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,551393</text:p>
          </table:table-cell>
          <table:table-cell table:formula="of:=LOG10([.B23])/LOG10([.A23])" office:value-type="float" office:value="0.490266103691659" calcext:value-type="float">
            <text:p>0,49026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,650709</text:p>
          </table:table-cell>
          <table:table-cell table:formula="of:=LOG10([.B24])/LOG10([.A24])" office:value-type="float" office:value="0.490200132816775" calcext:value-type="float">
            <text:p>0,49020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,750025</text:p>
          </table:table-cell>
          <table:table-cell table:formula="of:=LOG10([.B25])/LOG10([.A25])" office:value-type="float" office:value="0.490284294844686" calcext:value-type="float">
            <text:p>0,4902843</text:p>
          </table:table-cell>
          <table:table-cell/>
          <table:table-cell office:value-type="string" calcext:value-type="string">
            <text:p>[{g+g}+{g+{([g+g]+g)+g}}]+(((g+(g+g))+g)+{{[g+g]+g}+[(g+g)+[[[({g+(g+g)}+g)+g]+g]+{g+g}]]}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,859631</text:p>
          </table:table-cell>
          <table:table-cell table:formula="of:=LOG10([.B26])/LOG10([.A26])" office:value-type="float" office:value="0.491153618567653" calcext:value-type="float">
            <text:p>0,4911536</text:p>
          </table:table-cell>
          <table:table-cell/>
          <table:table-cell office:value-type="string" calcext:value-type="string">
            <text:p>{{(g+g)+{g+g}}+([(g+g)+g]+[g+g])}+[([g+g]+[(g+([(g+{{g+g}+g})+g]+g))+(g+g)])+{[g+g]+{g+[g+g]}}]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,958947</text:p>
          </table:table-cell>
          <table:table-cell table:formula="of:=LOG10([.B27])/LOG10([.A27])" office:value-type="float" office:value="0.491450575857887" calcext:value-type="float">
            <text:p>0,4914506</text:p>
          </table:table-cell>
          <table:table-cell/>
          <table:table-cell office:value-type="string" calcext:value-type="string">
            <text:p>[((g+g)+(g+(g+g)))+({[{[g+{{[g+g]+g}+g}]+g}+g]+{g+g}}+(g+g))]+{[[g+g]+(g+g)]+([g+g]+{[g+{g+g}]+g})}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,058263</text:p>
          </table:table-cell>
          <table:table-cell table:formula="of:=LOG10([.B28])/LOG10([.A28])" office:value-type="float" office:value="0.491839617565146" calcext:value-type="float">
            <text:p>0,49183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,157579</text:p>
          </table:table-cell>
          <table:table-cell table:formula="of:=LOG10([.B29])/LOG10([.A29])" office:value-type="float" office:value="0.492306903233407" calcext:value-type="float">
            <text:p>0,4923069</text:p>
          </table:table-cell>
          <table:table-cell/>
          <table:table-cell office:value-type="string" calcext:value-type="string">
            <text:p>[3g+[[g+[2g+g]]+2g]]+{[([2g+g]+{(g+{g+(g+{2g+g})})+g})+2g]+{2g+[(g+2g)+g]}}</text:p>
          </table:table-cell>
          <table:table-cell office:value-type="string" calcext:value-type="string">
            <text:p>20 25 0 5 6 10 16 8 17 24 26 22 15 4 14 13 7 23 2 11 18 12 19 21 1 3 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,255779</text:p>
          </table:table-cell>
          <table:table-cell table:formula="of:=LOG10([.B30])/LOG10([.A30])" office:value-type="float" office:value="0.492777681823339" calcext:value-type="float">
            <text:p>0,4927777</text:p>
          </table:table-cell>
          <table:table-cell/>
          <table:table-cell office:value-type="string" calcext:value-type="string">
            <text:p>({[{g+2g}+((g+([(g+2g)+g]+g))+g)]+{g+2g}}+(2g+[g+(2g+g)]))+{{2g+[g+{g+2g}]}+3g}</text:p>
          </table:table-cell>
          <table:table-cell office:value-type="string" calcext:value-type="string">
            <text:p>16 5 19 4 6 25 17 27 1 7 11 0 3 23 10 8 15 22 13 2 9 14 21 20 12 26 24 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,353386</text:p>
          </table:table-cell>
          <table:table-cell table:formula="of:=LOG10([.B31])/LOG10([.A31])" office:value-type="float" office:value="0.493276064175173" calcext:value-type="float">
            <text:p>0,49327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,441777</text:p>
          </table:table-cell>
          <table:table-cell table:formula="of:=LOG10([.B32])/LOG10([.A32])" office:value-type="float" office:value="0.493334878978873" calcext:value-type="float">
            <text:p>0,4933349</text:p>
          </table:table-cell>
          <table:table-cell/>
          <table:table-cell office:value-type="string" calcext:value-type="string">
            <text:p>{3g+[2g+(g+([g+2g]+g))]}+[{2g+[g+[g+2g]]}+({2g+g}+[2g+({([g+{g+2g}]+g)+g}+[g+2g])])]</text:p>
          </table:table-cell>
          <table:table-cell office:value-type="string" calcext:value-type="string">
            <text:p>29 24 23 15 22 17 2 14 4 25 13 26 8 7 18 11 28 0 9 1 20 6 5 12 27 21 3 19 16 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,530169</text:p>
          </table:table-cell>
          <table:table-cell table:formula="of:=LOG10([.B33])/LOG10([.A33])" office:value-type="float" office:value="0.493464713876315" calcext:value-type="float">
            <text:p>0,4934647</text:p>
          </table:table-cell>
          <table:table-cell/>
          <table:table-cell office:value-type="string" calcext:value-type="string">
            <text:p>[3g+(2g+[g+{g+{2g+g}}])]+{{{g+(g+2g)}+2g}+[({2g+([g+{g+[(2g+g)+g]}]+2g)}+2g)+[2g+g]]}</text:p>
          </table:table-cell>
          <table:table-cell office:value-type="string" calcext:value-type="string">
            <text:p>27 13 4 0 25 2 12 29 1 21 8 9 22 23 20 15 19 11 24 30 7 17 6 18 5 3 14 26 28 16 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,618560</text:p>
          </table:table-cell>
          <table:table-cell table:formula="of:=LOG10([.B34])/LOG10([.A34])" office:value-type="float" office:value="0.493656991432821" calcext:value-type="float">
            <text:p>0,4936570</text:p>
          </table:table-cell>
          <table:table-cell/>
          <table:table-cell office:value-type="string" calcext:value-type="string">
            <text:p>({(g+[2g+g])+[{g+[{g+({g+2g}+g)}+g]}+(g+[2g+g])]}+[2g+{[{2g+g}+g]+g}])+{[2g+(g+(g+{2g+g}))]+3g}</text:p>
          </table:table-cell>
          <table:table-cell office:value-type="string" calcext:value-type="string">
            <text:p>17 29 18 12 7 6 1 13 26 8 31 27 25 2 5 15 19 22 24 23 20 30 9 4 11 10 28 0 16 3 14 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,705958</text:p>
          </table:table-cell>
          <table:table-cell table:formula="of:=LOG10([.B35])/LOG10([.A35])" office:value-type="float" office:value="0.493855032670207" calcext:value-type="float">
            <text:p>0,4938550</text:p>
          </table:table-cell>
          <table:table-cell/>
          <table:table-cell office:value-type="string" calcext:value-type="string">
            <text:p>({[(g+2g)+{{g+2g}+[g+{{[[2g+g]+g]+g}+g}]}]+{g+2g}}+(2g+[(g+2g)+g]))+[((g+2g)+2g)+{2g+[g+[[g+2g]+g]]}]</text:p>
          </table:table-cell>
          <table:table-cell office:value-type="string" calcext:value-type="string">
            <text:p>7 16 14 19 8 27 18 20 23 4 9 13 1 31 10 22 30 3 0 32 11 25 6 5 17 2 12 15 29 28 24 26 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,793356</text:p>
          </table:table-cell>
          <table:table-cell table:formula="of:=LOG10([.B36])/LOG10([.A36])" office:value-type="float" office:value="0.494104012693686" calcext:value-type="float">
            <text:p>0,4941040</text:p>
          </table:table-cell>
          <table:table-cell/>
          <table:table-cell office:value-type="string" calcext:value-type="string">
            <text:p>{{2g+[[g+{2g+g}]+g]}+({[2g+g]+g}+{(2g+(2g+{(g+({g+2g}+g))+g}))+[g+2g]})}+[[2g+[(g+2g)+2g]]+3g]</text:p>
          </table:table-cell>
          <table:table-cell office:value-type="string" calcext:value-type="string">
            <text:p>0 17 22 3 31 16 18 13 4 33 24 7 27 8 9 15 21 19 14 2 29 26 5 1 11 28 32 12 25 20 10 30 6 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,880226</text:p>
          </table:table-cell>
          <table:table-cell table:formula="of:=LOG10([.B37])/LOG10([.A37])" office:value-type="float" office:value="0.494373052569752" calcext:value-type="float">
            <text:p>0,4943731</text:p>
          </table:table-cell>
          <table:table-cell/>
          <table:table-cell office:value-type="string" calcext:value-type="string">
            <text:p>{[[{[2g+g]+g}+g]+2g]+3g}+(({[g+[g+2g]]+g}+2g)+({[2g+g]+{{(g+(g+({g+2g}+g)))+g}+[(2g+g)+g]}}+3g))</text:p>
          </table:table-cell>
          <table:table-cell office:value-type="string" calcext:value-type="string">
            <text:p>28 34 24 32 13 23 5 12 18 25 33 9 16 11 0 22 1 14 21 19 26 15 7 2 29 30 27 8 3 20 31 4 6 17 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,958895</text:p>
          </table:table-cell>
          <table:table-cell table:formula="of:=LOG10([.B38])/LOG10([.A38])" office:value-type="float" office:value="0.494302308826635" calcext:value-type="float">
            <text:p>0,4943023</text:p>
          </table:table-cell>
          <table:table-cell/>
          <table:table-cell office:value-type="string" calcext:value-type="string">
            <text:p>[{({([g+2g]+{g+[g+{([2g+g]+g)+g}]})+2g}+{g+2g})+[[2g+g]+g]}+[2g+(g+[g+{g+2g}])]]+({2g+[{g+2g}+2g]}+3g)</text:p>
          </table:table-cell>
          <table:table-cell office:value-type="string" calcext:value-type="string">
            <text:p>13 1 24 5 6 23 19 29 12 7 0 28 15 16 31 35 22 8 10 4 3 2 33 9 34 30 26 11 17 14 21 20 27 32 18 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,037563</text:p>
          </table:table-cell>
          <table:table-cell table:formula="of:=LOG10([.B39])/LOG10([.A39])" office:value-type="float" office:value="0.494283949508457" calcext:value-type="float">
            <text:p>0,4942839</text:p>
          </table:table-cell>
          <table:table-cell/>
          <table:table-cell office:value-type="string" calcext:value-type="string">
            <text:p>[{[((g+{g+2g})+g)+g]+2g}+(({2g+g}+{2g+((2g+g)+(g+{g+{g+{g+2g}}}))})+[g+[g+2g]])]+{[[2g+g]+[(g+(g+2g))+g]]+3g}</text:p>
          </table:table-cell>
          <table:table-cell office:value-type="string" calcext:value-type="string">
            <text:p>31 24 2 26 23 1 20 22 19 30 34 11 29 8 13 0 6 18 14 27 17 16 36 9 15 32 12 10 28 35 3 4 5 21 7 33 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,116231</text:p>
          </table:table-cell>
          <table:table-cell table:formula="of:=LOG10([.B40])/LOG10([.A40])" office:value-type="float" office:value="0.494312975202941" calcext:value-type="float">
            <text:p>0,4943130</text:p>
          </table:table-cell>
          <table:table-cell/>
          <table:table-cell office:value-type="string" calcext:value-type="string">
            <text:p>({({[[g+2g]+g]+[{g+(({g+[g+2g]}+g)+g)}+g]}+(g+{g+2g}))+[g+(2g+g)]}+{(g+(g+(2g+g)))+2g})+{{2g+[[g+[2g+g]]+2g]}+3g}</text:p>
          </table:table-cell>
          <table:table-cell office:value-type="string" calcext:value-type="string">
            <text:p>7 6 22 23 27 30 21 35 1 20 31 5 14 29 33 8 32 13 9 25 4 37 10 24 36 17 28 18 0 34 12 2 3 11 16 15 19 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,194015</text:p>
          </table:table-cell>
          <table:table-cell table:formula="of:=LOG10([.B41])/LOG10([.A41])" office:value-type="float" office:value="0.494346189928431" calcext:value-type="float">
            <text:p>0,4943462</text:p>
          </table:table-cell>
          <table:table-cell/>
          <table:table-cell office:value-type="string" calcext:value-type="string">
            <text:p>[({g+(g+[2g+g])}+2g)+[([g+2g]+{2g+[({g+(g+{g+[2g+g]})}+2g)+2g]})+[[g+(g+2g)]+g]]]+{3g+[({g+{g+2g}}+2g)+{2g+g}]}</text:p>
          </table:table-cell>
          <table:table-cell office:value-type="string" calcext:value-type="string">
            <text:p>24 29 37 23 15 18 27 16 38 8 22 14 13 33 12 17 20 2 10 7 32 35 3 5 1 19 31 34 25 11 28 36 30 9 21 0 4 6 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,271800</text:p>
          </table:table-cell>
          <table:table-cell table:formula="of:=LOG10([.B42])/LOG10([.A42])" office:value-type="float" office:value="0.494419755912812" calcext:value-type="float">
            <text:p>0,4944198</text:p>
          </table:table-cell>
          <table:table-cell/>
          <table:table-cell office:value-type="string" calcext:value-type="string">
            <text:p>{[[[g+(g+[g+g])]+g]+{g+g}]+({{g+(g+[g+g])}+{{g+g}+({[g+g]+({g+[g+[g+g]]}+g)}+{(g+g)+g})}}+((g+{g+(g+g)})+{g+g}))}+[([[g+(g+[g+(g+g)])]+g]+[g+g])+{{g+g}+(g+g)}]</text:p>
          </table:table-cell>
          <table:table-cell office:value-type="string" calcext:value-type="string">
            <text:p>32 2 11 20 17 21 39 16 15 18 31 37 25 13 24 30 29 14 1 9 38 8 35 27 23 0 7 19 3 12 26 33 5 34 36 10 22 4 6 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,349584</text:p>
          </table:table-cell>
          <table:table-cell table:formula="of:=LOG10([.B43])/LOG10([.A43])" office:value-type="float" office:value="0.494529877629075" calcext:value-type="float">
            <text:p>0,4945299</text:p>
          </table:table-cell>
          <table:table-cell/>
          <table:table-cell office:value-type="string" calcext:value-type="string">
            <text:p>([[{g+{(g+g)+g}}+g]+{{([g+g]+g)+g}+({[g+([g+[g+({g+g}+g)]]+g)]+[g+g]}+{g+{g+g}})}]+[([g+(g+((g+g)+g))]+g)+(g+g)])+{([[g+g]+g]+(g+g))+{{[g+g]+{[{g+g}+g]+g}}+(g+g)}}</text:p>
          </table:table-cell>
          <table:table-cell office:value-type="string" calcext:value-type="string">
            <text:p>1 34 12 13 11 19 40 5 2 32 10 0 14 16 18 6 9 36 27 3 15 23 29 7 24 37 38 17 30 8 31 4 35 22 21 39 25 26 33 20 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,426899</text:p>
          </table:table-cell>
          <table:table-cell table:formula="of:=LOG10([.B44])/LOG10([.A44])" office:value-type="float" office:value="0.494653858897388" calcext:value-type="float">
            <text:p>0,4946539</text:p>
          </table:table-cell>
          <table:table-cell/>
          <table:table-cell office:value-type="string" calcext:value-type="string">
            <text:p>[([g+g]+(g+g))+{({g+g}+[g+(g+(g+(g+g)))])+{g+g}}]+{{[g+(g+[g+g])]+[g+g]}+[({{g+[{g+g}+g]}+g}+{g+g})+[(({[g+g]+g}+{(({{g+(g+g)}+g}+g)+g)+g})+[(g+g)+g])+[g+[g+[g+g]]]]]}</text:p>
          </table:table-cell>
          <table:table-cell office:value-type="string" calcext:value-type="string">
            <text:p>9 26 20 30 21 29 36 41 27 8 15 19 2 40 31 14 39 4 32 13 22 33 37 34 7 6 11 28 17 24 5 0 16 35 38 10 23 25 18 1 3 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,496913</text:p>
          </table:table-cell>
          <table:table-cell table:formula="of:=LOG10([.B45])/LOG10([.A45])" office:value-type="float" office:value="0.494511988574779" calcext:value-type="float">
            <text:p>0,4945120</text:p>
          </table:table-cell>
          <table:table-cell/>
          <table:table-cell office:value-type="string" calcext:value-type="string">
            <text:p>{[[g+[g+[g+g]]]+[{[{g+g}+g]+g}+({{{[(([g+(g+g)]+g)+g)+g]+(g+g)}+{g+g}}+(g+g)}+{g+g})]]+([(g+g)+[g+({g+g}+g)]]+(g+g))}+(({g+g}+({g+g}+g))+{[{[g+{g+([g+g]+g)}]+g}+g]+[g+g]})</text:p>
          </table:table-cell>
          <table:table-cell office:value-type="string" calcext:value-type="string">
            <text:p>9 37 25 14 2 32 38 1 36 18 8 4 22 35 30 26 24 16 10 23 20 11 12 13 28 42 15 33 5 6 31 0 17 19 7 39 27 40 41 34 3 21 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,566928</text:p>
          </table:table-cell>
          <table:table-cell table:formula="of:=LOG10([.B46])/LOG10([.A46])" office:value-type="float" office:value="0.494408461032705" calcext:value-type="float">
            <text:p>0,4944085</text:p>
          </table:table-cell>
          <table:table-cell/>
          <table:table-cell office:value-type="string" calcext:value-type="string">
            <text:p>(({g+g}+(g+g))+({(g+[g+({(g+g)+g}+g)])+[g+g]}+{g+g}))+{[[(g+g)+[[(g+{g+g})+g]+g]]+[g+g]]+(({g+[[[g+g]+g]+g]}+g)+{{{g+[g+g]}+[{g+g}+{{(({g+(g+g)}+g)+g)+g}+[g+g]}]}+[(g+g)+g]})}</text:p>
          </table:table-cell>
          <table:table-cell office:value-type="string" calcext:value-type="string">
            <text:p>35 10 34 6 24 7 36 25 12 8 30 32 37 5 38 42 26 0 2 40 39 4 21 29 1 43 23 27 33 17 16 18 9 14 19 31 11 15 41 28 20 22 3 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,636943</text:p>
          </table:table-cell>
          <table:table-cell table:formula="of:=LOG10([.B47])/LOG10([.A47])" office:value-type="float" office:value="0.49434022931605" calcext:value-type="float">
            <text:p>0,4943402</text:p>
          </table:table-cell>
          <table:table-cell/>
          <table:table-cell office:value-type="string" calcext:value-type="string">
            <text:p>[[[g+(g+g)]+(g+g)]+{[{g+g}+g]+[{[[(g+g)+g]+g]+g}+g]}]+[([[g+g]+g]+(g+(g+([(g+g)+g]+g))))+({({{{[g+g]+g}+g}+[{g+{g+g}}+[[g+(g+((g+g)+g))]+g]]}+{g+g})+{g+{g+g}}}+{((g+{g+g})+g)+g})]</text:p>
          </table:table-cell>
          <table:table-cell office:value-type="string" calcext:value-type="string">
            <text:p>8 23 39 19 14 42 32 9 24 33 15 38 41 10 25 31 20 11 43 12 28 1 0 36 3 30 5 21 34 27 18 29 44 17 6 7 16 2 26 35 4 37 40 22 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,706171</text:p>
          </table:table-cell>
          <table:table-cell table:formula="of:=LOG10([.B48])/LOG10([.A48])" office:value-type="float" office:value="0.494274075733182" calcext:value-type="float">
            <text:p>0,4942741</text:p>
          </table:table-cell>
          <table:table-cell table:number-columns-repeated="2"/>
          <table:table-cell office:value-type="string" calcext:value-type="string">
            <text:p>29 3 21 37 14 22 9 38 26 7 42 2 11 30 39 6 0 34 18 15 4 20 43 23 13 28 10 44 40 1 24 33 36 32 16 35 5 25 31 45 17 8 41 27 19 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,775399</text:p>
          </table:table-cell>
          <table:table-cell table:formula="of:=LOG10([.B49])/LOG10([.A49])" office:value-type="float" office:value="0.494238933248226" calcext:value-type="float">
            <text:p>0,49423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,844627</text:p>
          </table:table-cell>
          <table:table-cell table:formula="of:=LOG10([.B50])/LOG10([.A50])" office:value-type="float" office:value="0.494232471591577" calcext:value-type="float">
            <text:p>0,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,913855</text:p>
          </table:table-cell>
          <table:table-cell table:formula="of:=LOG10([.B51])/LOG10([.A51])" office:value-type="float" office:value="0.494252555942451" calcext:value-type="float">
            <text:p>0,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,982665</text:p>
          </table:table-cell>
          <table:table-cell table:formula="of:=LOG10([.B52])/LOG10([.A52])" office:value-type="float" office:value="0.494282002967728" calcext:value-type="float">
            <text:p>0,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,046069</text:p>
          </table:table-cell>
          <table:table-cell table:formula="of:=LOG10([.B53])/LOG10([.A53])" office:value-type="float" office:value="0.494140582490393" calcext:value-type="float">
            <text:p>0,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,109473</text:p>
          </table:table-cell>
          <table:table-cell table:formula="of:=LOG10([.B54])/LOG10([.A54])" office:value-type="float" office:value="0.494026173092349" calcext:value-type="float">
            <text:p>0,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,174905</text:p>
          </table:table-cell>
          <table:table-cell table:formula="of:=LOG10([.B55])/LOG10([.A55])" office:value-type="float" office:value="0.494007872214276" calcext:value-type="float">
            <text:p>0,4940079</text:p>
          </table:table-cell>
          <table:table-cell/>
          <table:table-cell office:value-type="string" calcext:value-type="string">
            <text:p>({[[([g+2g]+g)+({{g+2g}+{({g+({2g+g}+g)}+g)+g}}+2g)]+{g+[2g+g]}]+(2g+{{(2g+g)+g}+[g+2g]})}+{[g+2g]+[g+(g+[[g+2g]+g])]})+[(2g+[g+2g])+((g+2g)+{{2g+g}+(g+[g+(g+2g)])})]</text:p>
          </table:table-cell>
          <table:table-cell office:value-type="string" calcext:value-type="string">
            <text:p>30 41 35 8 1 9 10 38 20 52 46 44 17 0 22 51 50 7 23 18 16 2 14 24 49 34 5 11 36 12 27 40 4 33 29 6 13 3 47 43 26 48 45 32 25 39 15 31 21 42 19 28 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,251351</text:p>
          </table:table-cell>
          <table:table-cell table:formula="of:=LOG10([.B56])/LOG10([.A56])" office:value-type="float" office:value="0.494390584649925" calcext:value-type="float">
            <text:p>0,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,320580</text:p>
          </table:table-cell>
          <table:table-cell table:formula="of:=LOG10([.B57])/LOG10([.A57])" office:value-type="float" office:value="0.494538046051676" calcext:value-type="float">
            <text:p>0,49453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,389808</text:p>
          </table:table-cell>
          <table:table-cell table:formula="of:=LOG10([.B58])/LOG10([.A58])" office:value-type="float" office:value="0.494701061418488" calcext:value-type="float">
            <text:p>0,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,459036</text:p>
          </table:table-cell>
          <table:table-cell table:formula="of:=LOG10([.B59])/LOG10([.A59])" office:value-type="float" office:value="0.494878558355927" calcext:value-type="float">
            <text:p>0,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,528264</text:p>
          </table:table-cell>
          <table:table-cell table:formula="of:=LOG10([.B60])/LOG10([.A60])" office:value-type="float" office:value="0.4950695115653" calcext:value-type="float">
            <text:p>0,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,596714</text:p>
          </table:table-cell>
          <table:table-cell table:formula="of:=LOG10([.B61])/LOG10([.A61])" office:value-type="float" office:value="0.495247958386913" calcext:value-type="float">
            <text:p>0,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,665164</text:p>
          </table:table-cell>
          <table:table-cell table:formula="of:=LOG10([.B62])/LOG10([.A62])" office:value-type="float" office:value="0.495438676871226" calcext:value-type="float">
            <text:p>0,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,733614</text:p>
          </table:table-cell>
          <table:table-cell table:formula="of:=LOG10([.B63])/LOG10([.A63])" office:value-type="float" office:value="0.495640822809475" calcext:value-type="float">
            <text:p>0,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,801651</text:p>
          </table:table-cell>
          <table:table-cell table:formula="of:=LOG10([.B64])/LOG10([.A64])" office:value-type="float" office:value="0.495840833965158" calcext:value-type="float">
            <text:p>0,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,863264</text:p>
          </table:table-cell>
          <table:table-cell table:formula="of:=LOG10([.B65])/LOG10([.A65])" office:value-type="float" office:value="0.49585471533651" calcext:value-type="float">
            <text:p>0,4958547</text:p>
          </table:table-cell>
          <table:table-cell/>
          <table:table-cell office:value-type="string" calcext:value-type="string">
            <text:p>{({2g+{{[([2g+g]+g)+g]+g}+2g}}+3g)+{3g+3g}}+[{(([[g+[2g+g]]+g]+g)+2g)+[({{[2g+g]+(g+[g+{2g+g}])}+2g}+(g+[g+2g]))+(2g+[[(g+[g+2g])+g]+g])]}+(3g+[2g+{[g+(g+2g)]+2g}])]</text:p>
          </table:table-cell>
          <table:table-cell office:value-type="string" calcext:value-type="string">
            <text:p>14 42 54 35 8 48 10 47 0 2 3 18 30 31 36 28 16 52 44 41 12 46 34 20 4 60 23 15 5 6 19 24 11 59 22 7 38 49 1 33 50 32 45 62 37 40 58 17 9 25 13 39 56 53 26 43 61 27 57 29 55 51 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,924877</text:p>
          </table:table-cell>
          <table:table-cell table:formula="of:=LOG10([.B66])/LOG10([.A66])" office:value-type="float" office:value="0.495882788371458" calcext:value-type="float">
            <text:p>0,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,986490</text:p>
          </table:table-cell>
          <table:table-cell table:formula="of:=LOG10([.B67])/LOG10([.A67])" office:value-type="float" office:value="0.495924244852977" calcext:value-type="float">
            <text:p>0,4959242</text:p>
          </table:table-cell>
          <table:table-cell table:number-columns-repeated="2"/>
          <table:table-cell office:value-type="string" calcext:value-type="string">
            <text:p>99 11 45 84 20 108 21 91 70 97 72 88 83 10 49 39 107 26 3 114 126 44 2 119 71 59 63 113 42 29 73 103 33 6 77 36 94 123 35 112 14 5 22 85 106 13 24 19 9 92 34 116 15 68 66 4 80 111 100 101 89 17 25 86 98 46 104 64 120 60 31 47 81 115 121 52 79 51 0 67 105 82 110 75 37 7 53 93 30 95 28 87 122 78 58 1 57 18 74 118 76 125 8 27 41 43 69 50 62 12 90 38 96 16 102 56 48 23 40 55 61 124 117 65 109 54 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,048103</text:p>
          </table:table-cell>
          <table:table-cell table:formula="of:=LOG10([.B68])/LOG10([.A68])" office:value-type="float" office:value="0.495978327135906" calcext:value-type="float">
            <text:p>0,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,109024</text:p>
          </table:table-cell>
          <table:table-cell table:formula="of:=LOG10([.B69])/LOG10([.A69])" office:value-type="float" office:value="0.496024100883855" calcext:value-type="float">
            <text:p>0,49602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,169944</text:p>
          </table:table-cell>
          <table:table-cell table:formula="of:=LOG10([.B70])/LOG10([.A70])" office:value-type="float" office:value="0.496081535082464" calcext:value-type="float">
            <text:p>0,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,230865</text:p>
          </table:table-cell>
          <table:table-cell table:formula="of:=LOG10([.B71])/LOG10([.A71])" office:value-type="float" office:value="0.496150046629193" calcext:value-type="float">
            <text:p>0,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,291786</text:p>
          </table:table-cell>
          <table:table-cell table:formula="of:=LOG10([.B72])/LOG10([.A72])" office:value-type="float" office:value="0.496229003173695" calcext:value-type="float">
            <text:p>0,49622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,352339</text:p>
          </table:table-cell>
          <table:table-cell table:formula="of:=LOG10([.B73])/LOG10([.A73])" office:value-type="float" office:value="0.496307534964962" calcext:value-type="float">
            <text:p>0,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,408134</text:p>
          </table:table-cell>
          <table:table-cell table:formula="of:=LOG10([.B74])/LOG10([.A74])" office:value-type="float" office:value="0.496263768450964" calcext:value-type="float">
            <text:p>0,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,463930</text:p>
          </table:table-cell>
          <table:table-cell table:formula="of:=LOG10([.B75])/LOG10([.A75])" office:value-type="float" office:value="0.496231715485133" calcext:value-type="float">
            <text:p>0,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,519725</text:p>
          </table:table-cell>
          <table:table-cell table:formula="of:=LOG10([.B76])/LOG10([.A76])" office:value-type="float" office:value="0.496210761208153" calcext:value-type="float">
            <text:p>0,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,575521</text:p>
          </table:table-cell>
          <table:table-cell table:formula="of:=LOG10([.B77])/LOG10([.A77])" office:value-type="float" office:value="0.49620043082166" calcext:value-type="float">
            <text:p>0,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,631316</text:p>
          </table:table-cell>
          <table:table-cell table:formula="of:=LOG10([.B78])/LOG10([.A78])" office:value-type="float" office:value="0.496200169081079" calcext:value-type="float">
            <text:p>0,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,687112</text:p>
          </table:table-cell>
          <table:table-cell table:formula="of:=LOG10([.B79])/LOG10([.A79])" office:value-type="float" office:value="0.496209554969431" calcext:value-type="float">
            <text:p>0,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,741947</text:p>
          </table:table-cell>
          <table:table-cell table:formula="of:=LOG10([.B80])/LOG10([.A80])" office:value-type="float" office:value="0.496202954456298" calcext:value-type="float">
            <text:p>0,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,796783</text:p>
          </table:table-cell>
          <table:table-cell table:formula="of:=LOG10([.B81])/LOG10([.A81])" office:value-type="float" office:value="0.49620558425196" calcext:value-type="float">
            <text:p>0,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,851618</text:p>
          </table:table-cell>
          <table:table-cell table:formula="of:=LOG10([.B82])/LOG10([.A82])" office:value-type="float" office:value="0.496216975192357" calcext:value-type="float">
            <text:p>0,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,906454</text:p>
          </table:table-cell>
          <table:table-cell table:formula="of:=LOG10([.B83])/LOG10([.A83])" office:value-type="float" office:value="0.496236782914486" calcext:value-type="float">
            <text:p>0,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,960673</text:p>
          </table:table-cell>
          <table:table-cell table:formula="of:=LOG10([.B84])/LOG10([.A84])" office:value-type="float" office:value="0.496249023308103" calcext:value-type="float">
            <text:p>0,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,014893</text:p>
          </table:table-cell>
          <table:table-cell table:formula="of:=LOG10([.B85])/LOG10([.A85])" office:value-type="float" office:value="0.49626921791301" calcext:value-type="float">
            <text:p>0,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,069112</text:p>
          </table:table-cell>
          <table:table-cell table:formula="of:=LOG10([.B86])/LOG10([.A86])" office:value-type="float" office:value="0.496296969277293" calcext:value-type="float">
            <text:p>0,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,123331</text:p>
          </table:table-cell>
          <table:table-cell table:formula="of:=LOG10([.B87])/LOG10([.A87])" office:value-type="float" office:value="0.496331972248655" calcext:value-type="float">
            <text:p>0,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,177551</text:p>
          </table:table-cell>
          <table:table-cell table:formula="of:=LOG10([.B88])/LOG10([.A88])" office:value-type="float" office:value="0.496373936620568" calcext:value-type="float">
            <text:p>0,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,231443</text:p>
          </table:table-cell>
          <table:table-cell table:formula="of:=LOG10([.B89])/LOG10([.A89])" office:value-type="float" office:value="0.496414602344908" calcext:value-type="float">
            <text:p>0,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,281101</text:p>
          </table:table-cell>
          <table:table-cell table:formula="of:=LOG10([.B90])/LOG10([.A90])" office:value-type="float" office:value="0.496360141139036" calcext:value-type="float">
            <text:p>0,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,330759</text:p>
          </table:table-cell>
          <table:table-cell table:formula="of:=LOG10([.B91])/LOG10([.A91])" office:value-type="float" office:value="0.496313516715671" calcext:value-type="float">
            <text:p>0,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,380417</text:p>
          </table:table-cell>
          <table:table-cell table:formula="of:=LOG10([.B92])/LOG10([.A92])" office:value-type="float" office:value="0.496274427320517" calcext:value-type="float">
            <text:p>0,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,430075</text:p>
          </table:table-cell>
          <table:table-cell table:formula="of:=LOG10([.B93])/LOG10([.A93])" office:value-type="float" office:value="0.496242584481589" calcext:value-type="float">
            <text:p>0,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,479733</text:p>
          </table:table-cell>
          <table:table-cell table:formula="of:=LOG10([.B94])/LOG10([.A94])" office:value-type="float" office:value="0.496217712310743" calcext:value-type="float">
            <text:p>0,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,529391</text:p>
          </table:table-cell>
          <table:table-cell table:formula="of:=LOG10([.B95])/LOG10([.A95])" office:value-type="float" office:value="0.496199546848482" calcext:value-type="float">
            <text:p>0,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,578491</text:p>
          </table:table-cell>
          <table:table-cell table:formula="of:=LOG10([.B96])/LOG10([.A96])" office:value-type="float" office:value="0.496175043309989" calcext:value-type="float">
            <text:p>0,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,627591</text:p>
          </table:table-cell>
          <table:table-cell table:formula="of:=LOG10([.B97])/LOG10([.A97])" office:value-type="float" office:value="0.496156941529114" calcext:value-type="float">
            <text:p>0,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,676691</text:p>
          </table:table-cell>
          <table:table-cell table:formula="of:=LOG10([.B98])/LOG10([.A98])" office:value-type="float" office:value="0.496145005590678" calcext:value-type="float">
            <text:p>0,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,725495</text:p>
          </table:table-cell>
          <table:table-cell table:formula="of:=LOG10([.B99])/LOG10([.A99])" office:value-type="float" office:value="0.496132371392886" calcext:value-type="float">
            <text:p>0,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,774298</text:p>
          </table:table-cell>
          <table:table-cell table:formula="of:=LOG10([.B100])/LOG10([.A100])" office:value-type="float" office:value="0.496125533563395" calcext:value-type="float">
            <text:p>0,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,823102</text:p>
          </table:table-cell>
          <table:table-cell table:formula="of:=LOG10([.B101])/LOG10([.A101])" office:value-type="float" office:value="0.49612432682371" calcext:value-type="float">
            <text:p>0,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,871906</text:p>
          </table:table-cell>
          <table:table-cell table:formula="of:=LOG10([.B102])/LOG10([.A102])" office:value-type="float" office:value="0.496128527279451" calcext:value-type="float">
            <text:p>0,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,920161</text:p>
          </table:table-cell>
          <table:table-cell table:formula="of:=LOG10([.B103])/LOG10([.A103])" office:value-type="float" office:value="0.496125976008576" calcext:value-type="float">
            <text:p>0,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,968416</text:p>
          </table:table-cell>
          <table:table-cell table:formula="of:=LOG10([.B104])/LOG10([.A104])" office:value-type="float" office:value="0.496128619507471" calcext:value-type="float">
            <text:p>0,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,016671</text:p>
          </table:table-cell>
          <table:table-cell table:formula="of:=LOG10([.B105])/LOG10([.A105])" office:value-type="float" office:value="0.496136275986443" calcext:value-type="float">
            <text:p>0,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,064927</text:p>
          </table:table-cell>
          <table:table-cell table:formula="of:=LOG10([.B106])/LOG10([.A106])" office:value-type="float" office:value="0.496148792099371" calcext:value-type="float">
            <text:p>0,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,113182</text:p>
          </table:table-cell>
          <table:table-cell table:formula="of:=LOG10([.B107])/LOG10([.A107])" office:value-type="float" office:value="0.496165957076073" calcext:value-type="float">
            <text:p>0,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,161437</text:p>
          </table:table-cell>
          <table:table-cell table:formula="of:=LOG10([.B108])/LOG10([.A108])" office:value-type="float" office:value="0.496187630939393" calcext:value-type="float">
            <text:p>0,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,209401</text:p>
          </table:table-cell>
          <table:table-cell table:formula="of:=LOG10([.B109])/LOG10([.A109])" office:value-type="float" office:value="0.49620757082239" calcext:value-type="float">
            <text:p>0,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,253597</text:p>
          </table:table-cell>
          <table:table-cell table:formula="of:=LOG10([.B110])/LOG10([.A110])" office:value-type="float" office:value="0.496153478549382" calcext:value-type="float">
            <text:p>0,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,297792</text:p>
          </table:table-cell>
          <table:table-cell table:formula="of:=LOG10([.B111])/LOG10([.A111])" office:value-type="float" office:value="0.496104508869728" calcext:value-type="float">
            <text:p>0,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,341988</text:p>
          </table:table-cell>
          <table:table-cell table:formula="of:=LOG10([.B112])/LOG10([.A112])" office:value-type="float" office:value="0.496060544001864" calcext:value-type="float">
            <text:p>0,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,386184</text:p>
          </table:table-cell>
          <table:table-cell table:formula="of:=LOG10([.B113])/LOG10([.A113])" office:value-type="float" office:value="0.496021409618175" calcext:value-type="float">
            <text:p>0,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,430379</text:p>
          </table:table-cell>
          <table:table-cell table:formula="of:=LOG10([.B114])/LOG10([.A114])" office:value-type="float" office:value="0.495986937344008" calcext:value-type="float">
            <text:p>0,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,474575</text:p>
          </table:table-cell>
          <table:table-cell table:formula="of:=LOG10([.B115])/LOG10([.A115])" office:value-type="float" office:value="0.495957024982558" calcext:value-type="float">
            <text:p>0,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,518274</text:p>
          </table:table-cell>
          <table:table-cell table:formula="of:=LOG10([.B116])/LOG10([.A116])" office:value-type="float" office:value="0.495921556251954" calcext:value-type="float">
            <text:p>0,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,561973</text:p>
          </table:table-cell>
          <table:table-cell table:formula="of:=LOG10([.B117])/LOG10([.A117])" office:value-type="float" office:value="0.495890475026163" calcext:value-type="float">
            <text:p>0,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,605672</text:p>
          </table:table-cell>
          <table:table-cell table:formula="of:=LOG10([.B118])/LOG10([.A118])" office:value-type="float" office:value="0.495863650651392" calcext:value-type="float">
            <text:p>0,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,649371</text:p>
          </table:table-cell>
          <table:table-cell table:formula="of:=LOG10([.B119])/LOG10([.A119])" office:value-type="float" office:value="0.495840956924153" calcext:value-type="float">
            <text:p>0,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,693070</text:p>
          </table:table-cell>
          <table:table-cell table:formula="of:=LOG10([.B120])/LOG10([.A120])" office:value-type="float" office:value="0.49582227190975" calcext:value-type="float">
            <text:p>0,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,738681</text:p>
          </table:table-cell>
          <table:table-cell table:formula="of:=LOG10([.B121])/LOG10([.A121])" office:value-type="float" office:value="0.495844671314502" calcext:value-type="float">
            <text:p>0,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,786936</text:p>
          </table:table-cell>
          <table:table-cell table:formula="of:=LOG10([.B122])/LOG10([.A122])" office:value-type="float" office:value="0.495921527367741" calcext:value-type="float">
            <text:p>0,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,835191</text:p>
          </table:table-cell>
          <table:table-cell table:formula="of:=LOG10([.B123])/LOG10([.A123])" office:value-type="float" office:value="0.496001004305025" calcext:value-type="float">
            <text:p>0,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,883446</text:p>
          </table:table-cell>
          <table:table-cell table:formula="of:=LOG10([.B124])/LOG10([.A124])" office:value-type="float" office:value="0.496083014059115" calcext:value-type="float">
            <text:p>0,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,931702</text:p>
          </table:table-cell>
          <table:table-cell table:formula="of:=LOG10([.B125])/LOG10([.A125])" office:value-type="float" office:value="0.496167490575252" calcext:value-type="float">
            <text:p>0,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,979415</text:p>
          </table:table-cell>
          <table:table-cell table:formula="of:=LOG10([.B126])/LOG10([.A126])" office:value-type="float" office:value="0.496244089828392" calcext:value-type="float">
            <text:p>0,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,027128</text:p>
          </table:table-cell>
          <table:table-cell table:formula="of:=LOG10([.B127])/LOG10([.A127])" office:value-type="float" office:value="0.496323097942363" calcext:value-type="float">
            <text:p>0,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,074841</text:p>
          </table:table-cell>
          <table:table-cell table:formula="of:=LOG10([.B128])/LOG10([.A128])" office:value-type="float" office:value="0.496404436131506" calcext:value-type="float">
            <text:p>0,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,122554</text:p>
          </table:table-cell>
          <table:table-cell table:formula="of:=LOG10([.B129])/LOG10([.A129])" office:value-type="float" office:value="0.496488028243219" calcext:value-type="float">
            <text:p>0,4964880</text:p>
          </table:table-cell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" table:style-name="ta2">
        <office:forms form:automatic-focus="false" form:apply-design-mode="false"/>
        <table:table-column table:style-name="co9" table:default-cell-style-name="Default"/>
        <table:table-column table:style-name="co8" table:number-columns-repeated="1023" table:default-cell-style-name="Default"/>
        <table:table-row table:style-name="ro2">
          <table:table-cell>
            <draw:frame table:end-cell-address="Graph.Q25" table:end-x="0.558cm" table:end-y="0.477cm" draw:z-index="0" draw:name="Grafico 2" draw:style-name="gr1" draw:text-style-name="P1" svg:width="34.411cm" svg:height="13.043cm" svg:x="0.181cm" svg:y="0.134cm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" table:style-name="ta3">
        <table:table-column table:style-name="co10" table:default-cell-style-name="Default"/>
        <table:table-column table:style-name="co8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method (and learn to code better, doing thi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city (for oranges only, currently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sing" table:style-name="ta4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18" table:default-cell-style-name="Default"/>
        <table:table-row table:style-name="ro2">
          <table:table-cell/>
          <table:table-cell office:value-type="string" calcext:value-type="string">
            <text:p>Leech: 5.7059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e -&gt;</text:p>
          </table:table-cell>
          <table:table-cell office:value-type="string" calcext:value-type="string">
            <text:p>14 42 54 35 8 48 10 47 0 2 3 18 30 31 36 28 16 52 44 41 12 46 34 20 4 60 23 15 5 6 19 24 11 59 22 7 38 49 1 33 50 32 45 62 37 40 58 17 9 25 13 39 56 53 26 43 61 27 57 29 55 51 21</text:p>
          </table:table-cell>
          <table:table-cell table:style-name="ce13" table:number-columns-repeated="2"/>
          <table: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{({{g+g}+{{[([(g+g)+g]+g)+g]+g}+[g+g]}}+{(g+g)+{g+g}})+{((g+g)+[g+g])+({g+g}+{g+g})}}+[{(([[g+[{g+g}+g]]+g]+g)+(g+g))+[({{[(g+g)+g]+(g+[g+{(g+g)+g}])}+(g+g)}+(g+[g+[g+g]]))+((g+g)+[[(g+[g+{g+g}])+g]+g])]}+({{g+g}+{g+g}}+[[g+g]+{[g+(g+[g+g])]+[g+g]}])]</text:p>
          </table:table-cell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64g method. <text:s/>New cutoff! 7.798561</text:p>
          </table:table-cell>
          <table:table-cell table:style-name="ce14" table:number-columns-repeated="2"/>
          <table:table-cell table:style-name="ce17"/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renthesis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B4];[.B5])" office:value-type="string" office:string-value="{({{g+g}+{{[([(g+g)+g]+g)+g]+g}+[g+g]}}+{(g+g)+{g+g}})+{((g+g)+[g+g])+({g+g}+{g+g})}}+[{(([[g+[{g+g}+g]]+g]+g)+(g+g))+[({{[(g+g)+g]+(g+[g+{(g+g)+g}])}+(g+g)}+(g+[g+[g+g]]))+((g+g)+[[(g+[g+{g+g}])+g]+g])]}+({{g+g}+{g+g}}+[[g+g]+{[g+(g+[g+g])]+[g+g]}])]" calcext:value-type="string">
            <text:p>{({{g+g}+{{[([(g+g)+g]+g)+g]+g}+[g+g]}}+{(g+g)+{g+g}})+{((g+g)+[g+g])+({g+g}+{g+g})}}+[{(([[g+[{g+g}+g]]+g]+g)+(g+g))+[({{[(g+g)+g]+(g+[g+{(g+g)+g}])}+(g+g)}+(g+[g+[g+g]]))+((g+g)+[[(g+[g+{g+g}])+g]+g])]}+({{g+g}+{g+g}}+[[g+g]+{[g+(g+[g+g])]+[g+g]}])]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duct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SUBSTITUTE(SUBSTITUTE(SUBSTITUTE([.E13];&quot;(g+g)&quot;;&quot;2g&quot;);&quot;[g+g]&quot;;&quot;2g&quot;);&quot;{g+g}&quot;;&quot;2g&quot;)" office:value-type="string" office:string-value="{({2g+{{[([2g+g]+g)+g]+g}+2g}}+{2g+2g})+{(2g+2g)+(2g+2g)}}+[{(([[g+[2g+g]]+g]+g)+2g)+[({{[2g+g]+(g+[g+{2g+g}])}+2g}+(g+[g+2g]))+(2g+[[(g+[g+2g])+g]+g])]}+({2g+2g}+[2g+{[g+(g+2g)]+2g}])]" calcext:value-type="string">
            <text:p>{({2g+{{[([2g+g]+g)+g]+g}+2g}}+{2g+2g})+{(2g+2g)+(2g+2g)}}+[{(([[g+[2g+g]]+g]+g)+2g)+[({{[2g+g]+(g+[g+{2g+g}])}+2g}+(g+[g+2g]))+(2g+[[(g+[g+2g])+g]+g])]}+({2g+2g}+[2g+{[g+(g+2g)]+2g}])]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7" table:number-rows-spanned="1">
            <text:p>Parsing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# gems</text:p>
          </table:table-cell>
          <table:table-cell table:style-name="ce10" office:value-type="string" calcext:value-type="string">
            <text:p>Increment (I)</text:p>
          </table:table-cell>
          <table:table-cell table:style-name="ce5" office:value-type="string" calcext:value-type="string">
            <text:p>G = ln I/ln N</text:p>
          </table:table-cell>
          <table:table-cell table:style-name="ce5"/>
          <table:table-cell office:value-type="string" calcext:value-type="string">
            <text:p>Method (standard parenthesis notation)</text:p>
          </table:table-cell>
          <table:table-cell office:value-type="string" calcext:value-type="string">
            <text:p>Raw method (program output)</text:p>
          </table:table-cell>
          <table:table-cell office:value-type="string" calcext:value-type="string">
            <text:p>Sure</text:p>
          </table:table-cell>
          <table:table-cell table:number-columns-repeated="1017"/>
        </table:table-row>
        <table:table-row table:style-name="ro2">
          <table:table-cell table:formula="of:=LEN([.F21])-LEN(SUBSTITUTE([.F21];&quot; &quot;;&quot;&quot;))+2" office:value-type="float" office:value="64" calcext:value-type="float">
            <text:p>64</text:p>
          </table:table-cell>
          <table:table-cell table:style-name="ce11" office:value-type="float" office:value="7.798561" calcext:value-type="float">
            <text:p>7,798561</text:p>
          </table:table-cell>
          <table:table-cell table:number-columns-repeated="2"/>
          <table:table-cell table:formula="of:=SUBSTITUTE(SUBSTITUTE(SUBSTITUTE([.E14];&quot;(2g+2g)&quot;;&quot;3g&quot;);&quot;[2g+2g]&quot;;&quot;3g&quot;);&quot;{2g+2g}&quot;;&quot;3g&quot;)" office:value-type="string" office:string-value="{({2g+{{[([2g+g]+g)+g]+g}+2g}}+3g)+{3g+3g}}+[{(([[g+[2g+g]]+g]+g)+2g)+[({{[2g+g]+(g+[g+{2g+g}])}+2g}+(g+[g+2g]))+(2g+[[(g+[g+2g])+g]+g])]}+(3g+[2g+{[g+(g+2g)]+2g}])]" calcext:value-type="string">
            <text:p>{({2g+{{[([2g+g]+g)+g]+g}+2g}}+3g)+{3g+3g}}+[{(([[g+[2g+g]]+g]+g)+2g)+[({{[2g+g]+(g+[g+{2g+g}])}+2g}+(g+[g+2g]))+(2g+[[(g+[g+2g])+g]+g])]}+(3g+[2g+{[g+(g+2g)]+2g}])]</text:p>
          </table:table-cell>
          <table:table-cell table:formula="of:=CONCATENATE([.B2];[.B3])" office:value-type="string" office:string-value="14 42 54 35 8 48 10 47 0 2 3 18 30 31 36 28 16 52 44 41 12 46 34 20 4 60 23 15 5 6 19 24 11 59 22 7 38 49 1 33 50 32 45 62 37 40 58 17 9 25 13 39 56 53 26 43 61 27 57 29 55 51 21" calcext:value-type="string">
            <text:p>14 42 54 35 8 48 10 47 0 2 3 18 30 31 36 28 16 52 44 41 12 46 34 20 4 60 23 15 5 6 19 24 11 59 22 7 38 49 1 33 50 32 45 62 37 40 58 17 9 25 13 39 56 53 26 43 61 27 57 29 55 51 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ECK!!!</text:p>
          </table:table-cell>
          <table:table-cell table:style-name="ce12" office:value-type="string" calcext:value-type="string">
            <text:p>NOT PARSED ^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time-style style:name="N103">
      <number:minutes number:style="long"/>
      <number:text>.</number:text>
      <number:seconds number:style="long"/>
    </number:time-style>
    <number:time-style style:name="N10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5">
      <number:minutes number:style="long"/>
      <number:text>.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7">
      <number:number number:decimal-places="6" number:min-integer-digits="1"/>
    </number:number-style>
    <number:number-style style:name="N108">
      <number:number number:decimal-places="7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 style:data-style-name="N2" text:time-value="09:55:31.98304127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14T09:57:03.553201630</dc:date>
    <meta:generator>LibreOffice/4.3.1.2$Linux_X86_64 LibreOffice_project/430m0$Build-2</meta:generator>
    <meta:editing-duration>PT5H38M22S</meta:editing-duration>
    <meta:editing-cycles>2</meta:editing-cycles>
    <meta:document-statistic meta:table-count="4" meta:cell-count="539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108">
      <style:chart-properties chart:symbol-type="named-symbol" chart:symbol-name="square" chart:symbol-width="0.176cm" chart:symbol-height="0.176cm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693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